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1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5-03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12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67130322581" calcext:value-type="float">
            <text:p>20.2567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25884" calcext:value-type="float">
            <text:p>20.25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4896" calcext:value-type="float">
            <text:p>20.5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13682580645" calcext:value-type="float">
            <text:p>20.681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18488" calcext:value-type="float">
            <text:p>20.4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40118709677" calcext:value-type="float">
            <text:p>20.3740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6084" calcext:value-type="float">
            <text:p>20.412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83985806452" calcext:value-type="float">
            <text:p>20.5183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98565517241" calcext:value-type="float">
            <text:p>20.5298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06051612903" calcext:value-type="float">
            <text:p>20.450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8766451613" calcext:value-type="float">
            <text:p>20.6808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4048" calcext:value-type="float">
            <text:p>20.7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0248" calcext:value-type="float">
            <text:p>20.7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5452" calcext:value-type="float">
            <text:p>20.897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02861935484" calcext:value-type="float">
            <text:p>21.0202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28134193548" calcext:value-type="float">
            <text:p>21.1828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2728" calcext:value-type="float">
            <text:p>21.2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0273548387" calcext:value-type="float">
            <text:p>21.2230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01352" calcext:value-type="float">
            <text:p>21.30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36372903226" calcext:value-type="float">
            <text:p>21.3836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4257142857" calcext:value-type="float">
            <text:p>21.4764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89610322581" calcext:value-type="float">
            <text:p>21.478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95072258064" calcext:value-type="float">
            <text:p>21.7195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5815172414" calcext:value-type="float">
            <text:p>21.78458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0854193548" calcext:value-type="float">
            <text:p>21.835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164" calcext:value-type="float">
            <text:p>22.0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64957419355" calcext:value-type="float">
            <text:p>22.4264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5992" calcext:value-type="float">
            <text:p>21.5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28188387097" calcext:value-type="float">
            <text:p>21.4228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67952" calcext:value-type="float">
            <text:p>21.24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0740645161" calcext:value-type="float">
            <text:p>21.3140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4754285714" calcext:value-type="float">
            <text:p>21.2754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48898064516" calcext:value-type="float">
            <text:p>21.1548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0986206897" calcext:value-type="float">
            <text:p>20.8900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31591428571" calcext:value-type="float">
            <text:p>20.8131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64742857143" calcext:value-type="float">
            <text:p>20.776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9524444445" calcext:value-type="float">
            <text:p>20.884952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64347142857" calcext:value-type="float">
            <text:p>20.78643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32391724138" calcext:value-type="float">
            <text:p>21.21323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15658571429" calcext:value-type="float">
            <text:p>20.801565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2868965517" calcext:value-type="float">
            <text:p>21.0432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53268571429" calcext:value-type="float">
            <text:p>21.1753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34304" calcext:value-type="float">
            <text:p>20.89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49333333333" calcext:value-type="float">
            <text:p>20.844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32385454545" calcext:value-type="float">
            <text:p>20.99323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391824" calcext:value-type="float">
            <text:p>22.083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3297777778" calcext:value-type="float">
            <text:p>22.16832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0478571429" calcext:value-type="float">
            <text:p>22.372047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0217777778" calcext:value-type="float">
            <text:p>22.62502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7714285714" calcext:value-type="float">
            <text:p>22.881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6014285714" calcext:value-type="float">
            <text:p>23.0456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54862222222" calcext:value-type="float">
            <text:p>23.09548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3132" calcext:value-type="float">
            <text:p>22.77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11864" calcext:value-type="float">
            <text:p>22.75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0455" calcext:value-type="float">
            <text:p>22.690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84" calcext:value-type="float">
            <text:p>22.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03465714286" calcext:value-type="float">
            <text:p>23.0203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85592" calcext:value-type="float">
            <text:p>23.16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64957241379" calcext:value-type="float">
            <text:p>23.22649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11092" calcext:value-type="float">
            <text:p>23.251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02339310345" calcext:value-type="float">
            <text:p>23.26023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3816" calcext:value-type="float">
            <text:p>23.19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75092" calcext:value-type="float">
            <text:p>23.65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77136" calcext:value-type="float">
            <text:p>23.0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7656774194" calcext:value-type="float">
            <text:p>22.9147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1044" calcext:value-type="float">
            <text:p>22.83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56016774194" calcext:value-type="float">
            <text:p>22.7456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92625714286" calcext:value-type="float">
            <text:p>22.72926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09778064516" calcext:value-type="float">
            <text:p>22.620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7109565217" calcext:value-type="float">
            <text:p>22.286710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5304347826" calcext:value-type="float">
            <text:p>22.28353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93809090909" calcext:value-type="float">
            <text:p>22.40938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2225" calcext:value-type="float">
            <text:p>22.735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9932" calcext:value-type="float">
            <text:p>22.56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2028" calcext:value-type="float">
            <text:p>22.32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0702" calcext:value-type="float">
            <text:p>22.380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9056" calcext:value-type="float">
            <text:p>22.56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5556" calcext:value-type="float">
            <text:p>22.3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37344" calcext:value-type="float">
            <text:p>22.56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2162" calcext:value-type="float">
            <text:p>22.63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26" meta:object-count="0"/>
    <meta:user-defined meta:name="AppVersion">3.0</meta:user-defined>
  </office:meta>
</office:document-meta>
</file>